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1pt" fo:language="none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unnitelmat</text:h>
      <text:p text:style-name="Text_20_body"/>
      <text:p text:style-name="P1">-Tavoitteena varmistaa että käyttöoikeudet toimivat appissa oikein (admin vs normaali käyttäjä). </text:p>
      <text:p text:style-name="P1">-Näkymä, josta voi hallita käyttäjiä.</text:p>
      <text:p text:style-name="P1">-Virheilmoituksen mm. verkkoyhteyden katkeamisesta</text:p>
      <text:p text:style-name="P1">-Optimointi mobiililaitteille.</text:p>
      <text:p text:style-name="P1">-Appi Azureen</text:p>
      <text:p text:style-name="P1">-Jos aikaa jää niin appi optimointi niin, että pilven delay otetaan kunnolla huomioon.</text:p>
      <text:p text:style-name="P1"/>
      <text:p text:style-name="P1">-Kato että voi tehdä vain yhden saman usernamen</text:p>
      <text:p text:style-name="P1">-Laita JWT signi johonkin muualle</text:p>
      <text:p text:style-name="P1">-Vois katsoo roolin kannasta vielä eikä vaan tokenista (koska tokeni voi sisältää vanhaa tietoa)</text:p>
      <text:p text:style-name="P1"/>
      <text:p text:style-name="P1">-Kannas vois olla niin että vastauksen voi tehdä vain kerran per käyttäjä</text:p>
      <text:p text:style-name="P1"/>
      <text:p text:style-name="P1">Dotenvin vois asentaa</text:p>
      <text:p text:style-name="P1"/>
      <text:p text:style-name="P1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ssi Myllymäki</meta:initial-creator>
    <meta:creation-date>2021-01-28T11:08:31.25</meta:creation-date>
    <dc:date>2021-02-10T14:34:17.65</dc:date>
    <dc:creator>Anssi Myllymäki</dc:creator>
    <meta:editing-duration>P13DT3H10M34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13" meta:word-count="80" meta:character-count="596"/>
  </office:meta>
</office:document-meta>
</file>